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Noto Sans" fo:font-size="12pt" officeooo:rsid="00182f48" officeooo:paragraph-rsid="0012eb5f" style:font-size-asian="12pt" style:font-size-complex="12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oto Sans" fo:font-size="12pt" fo:font-weight="bold" officeooo:rsid="0014e463" officeooo:paragraph-rsid="0012eb5f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oto Sans" officeooo:rsid="000f13f7" officeooo:paragraph-rsid="0012eb5f"/>
    </style:style>
    <style:style style:name="P4" style:family="paragraph" style:parent-style-name="Standard">
      <style:paragraph-properties fo:text-align="center" style:justify-single-word="false"/>
      <style:text-properties style:font-name="Noto Sans" fo:font-size="16pt" fo:font-weight="bold" officeooo:rsid="0012eb5f" officeooo:paragraph-rsid="0012eb5f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oto Sans" fo:font-size="16pt" fo:font-weight="normal" officeooo:rsid="0014e463" officeooo:paragraph-rsid="0012eb5f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oto Sans" fo:font-size="12pt" fo:font-weight="normal" officeooo:rsid="00182f48" officeooo:paragraph-rsid="0012eb5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oto Sans" fo:font-size="12pt" fo:font-weight="normal" officeooo:rsid="0014e463" officeooo:paragraph-rsid="0012eb5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oto Sans" fo:font-size="12pt" fo:font-weight="normal" officeooo:rsid="0015c704" officeooo:paragraph-rsid="0015c704" style:font-size-asian="12pt" style:font-weight-asian="normal" style:font-size-complex="12pt" style:font-weight-complex="normal"/>
    </style:style>
    <style:style style:name="P9" style:family="paragraph">
      <style:paragraph-properties fo:text-align="center"/>
    </style:style>
    <style:style style:name="T1" style:family="text">
      <style:text-properties officeooo:rsid="0015c704"/>
    </style:style>
    <style:style style:name="T2" style:family="text">
      <style:text-properties officeooo:rsid="0016a14b"/>
    </style:style>
    <style:style style:name="T3" style:family="text">
      <style:text-properties officeooo:rsid="0016eeda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ES Abastos – DAW 7K</text:p>
      <text:p text:style-name="P1">Proyecto Integrador</text:p>
      <text:p text:style-name="P1">Grupo:</text:p>
      <text:p text:style-name="P1"><text:tab/>Brandon Acapa</text:p>
      <text:p text:style-name="P1"><text:tab/>Rocio Garcia</text:p>
      <text:p text:style-name="P1"><text:tab/>Diego Ramirez</text:p>
      <text:p text:style-name="P1"><text:tab/>Oscar Pereira</text:p>
      <text:p text:style-name="P3"/>
      <text:p text:style-name="P3">VOLUNTAPP</text:p>
      <text:p text:style-name="P4">Sprint Retrospective</text:p>
      <text:p text:style-name="P6"/>
      <text:p text:style-name="P2">Sprint #<text:span text:style-name="T1">3</text:span></text:p>
      <text:p text:style-name="P2">Objetivo: </text:p>
      <text:p text:style-name="P7">Nos encontramos ya en el último sprint, para esta semana pretendemos terminar de enlazar el Back con el Front y tener un producto minimo viable, para esto, todos los miembros del equipo se van a dedicar a trabajar en el front para terminar lo antes posible, habiendo ya terminado, procederemos a realizar despliegues de prueba en AWS para verificar la funcionalidad de la aplicación.</text:p>
      <text:p text:style-name="P5"><draw:line text:anchor-type="paragraph" draw:z-index="0" draw:name="Horizontal line 1" draw:style-name="gr1" draw:text-style-name="P9" svg:x1="-0.346cm" svg:y1="0.111cm" svg:x2="17.496cm" svg:y2="0.166cm"><text:p/></draw:line></text:p>
      <text:p text:style-name="P8">Esta semana ha resultado ser un desafio para todos los integrantes, entre estudiar para los examenes, resolver bugs inesperados e integrar el front y el back de la aplicación nos ha dado muchos problemas, todavia nos quedan muchas cosas por <text:span text:style-name="T3">integrar</text:span> y se intentara completar lo máximo posible en los ultimos dias para poder tener la presentacion hech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22:25:30.917092343</meta:creation-date>
    <dc:date>2025-02-10T13:07:49.944724725</dc:date>
    <meta:editing-duration>PT5M45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143" meta:character-count="883" meta:non-whitespace-character-count="747"/>
  </office:meta>
</office:document-meta>
</file>